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c0d31" officeooo:paragraph-rsid="001c0d31"/>
    </style:style>
    <style:style style:name="P2" style:family="paragraph" style:parent-style-name="Standard">
      <style:text-properties officeooo:rsid="001c0d31" officeooo:paragraph-rsid="001dd7e9"/>
    </style:style>
    <style:style style:name="P3" style:family="paragraph" style:parent-style-name="Standard">
      <style:text-properties officeooo:rsid="001c0d31" officeooo:paragraph-rsid="001c0d31" style:language-asian="ja" style:country-asian="JP"/>
    </style:style>
    <style:style style:name="P4" style:family="paragraph" style:parent-style-name="Standard">
      <style:text-properties officeooo:rsid="001dd7e9" officeooo:paragraph-rsid="001dd7e9" style:language-asian="ja" style:country-asian="JP"/>
    </style:style>
    <style:style style:name="P5" style:family="paragraph" style:parent-style-name="Standard">
      <style:text-properties officeooo:rsid="001e0300" officeooo:paragraph-rsid="001e0300" style:language-asian="ja" style:country-asian="JP"/>
    </style:style>
    <style:style style:name="T1" style:family="text">
      <style:text-properties style:language-asian="ja" style:country-asian="JP"/>
    </style:style>
    <style:style style:name="T2" style:family="text">
      <style:text-properties officeooo:rsid="001dd7e9" style:language-asian="ja" style:country-asian="JP"/>
    </style:style>
    <style:style style:name="T3" style:family="text">
      <style:text-properties officeooo:rsid="001f6ba3"/>
    </style:style>
    <style:style style:name="T4" style:family="text">
      <style:text-properties officeooo:rsid="002112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Задание проекта</text:p>
      <text:p text:style-name="P1">Проект <text:span text:style-name="T1">Li</text:span><text:span text:style-name="T2">fe</text:span><text:span text:style-name="T1"> In Math World</text:span></text:p>
      <text:p text:style-name="P3">Участники Данил Козинский, Иван Баранов</text:p>
      <text:p text:style-name="P2"><text:span text:style-name="T1">При запуске программы выводится окно, в котором можно выбрать размер карты. В начале игры </text:span><text:span text:style-name="T2">игроку доступен лишь строитель, который должен добыть дерево для создания крепости. Также можно будет добывать железо, еду, воду, драгоценности .Все ресурсы добываются решением примеров на время(чем быстрее пример решён, тем больше ресурсов будет получено).</text:span></text:p>
      <text:p text:style-name="P4">Дерево и железо являются основными в данной игре, и будут нужны при постройке почти каждого здания. Ед<text:span text:style-name="T4">а</text:span> необходима для обеспечения некоторых зданий, в которых будут находиться люди(шахты <text:span text:style-name="T3">и тому подобное</text:span>).С помощью драгоценностей можно будет построить особое здание- <text:span text:style-name="T3">пирамиду</text:span>, <text:span text:style-name="T4">она будет давать драгоценности, за которые можно купить жизни</text:span>.</text:p>
      <text:p text:style-name="P5"><text:span text:style-name="T4">Н</text:span>а <text:span text:style-name="T4">игрока</text:span> с различной периодичностью будут нападать дикие животные. <text:span text:style-name="T4">Если жизнь достигнет нуля</text:span>, то игра закончится.</text:p>
      <text:p text:style-name="P5">Цель игры: выжить наибольшее количество ходов.</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29T20:46:42.744000000</meta:creation-date>
    <dc:date>2021-01-14T01:28:37.954000000</dc:date>
    <meta:editing-duration>PT24M58S</meta:editing-duration>
    <meta:editing-cycles>3</meta:editing-cycles>
    <meta:generator>LibreOffice/7.0.4.2$Windows_X86_64 LibreOffice_project/dcf040e67528d9187c66b2379df5ea4407429775</meta:generator>
    <meta:document-statistic meta:table-count="0" meta:image-count="0" meta:object-count="0" meta:page-count="1" meta:paragraph-count="7" meta:word-count="129" meta:character-count="924" meta:non-whitespace-character-count="802"/>
  </office:meta>
</office:document-meta>
</file>